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5.26pt"/>
    </style:style>
    <style:style style:name="co6" style:family="table-column">
      <style:table-column-properties fo:break-before="auto" style:column-width="246.5pt"/>
    </style:style>
    <style:style style:name="co7" style:family="table-column">
      <style:table-column-properties fo:break-before="auto" style:column-width="33.39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oop_mass_formulas_constants_extra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rger_group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mass_formula</text:p>
          </table:table-cell>
          <table:table-cell office:value-type="string" calcext:value-type="string">
            <text:p>legnth_reference</text:p>
          </table:table-cell>
          <table:table-cell office:value-type="string" calcext:value-type="string">
            <text:p>mass_formula_referenc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eqn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Copepod Nauplii</text:p>
          </table:table-cell>
          <table:table-cell office:value-type="float" office:value="0.16" calcext:value-type="float">
            <text:p>0.16</text:p>
          </table:table-cell>
          <table:table-cell table:formula="of:=3.0093*([.C2]^1.7064)" office:value-type="float" office:value="0.131939800641807" calcext:value-type="float">
            <text:p>0.13193980064180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et.al. for Calanoid Naupli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0093" calcext:value-type="float">
            <text:p>3.0093</text:p>
          </table:table-cell>
          <table:table-cell office:value-type="float" office:value="1.7064" calcext:value-type="float">
            <text:p>1.706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Cyclopoid</text:p>
          </table:table-cell>
          <table:table-cell office:value-type="float" office:value="0.4" calcext:value-type="float">
            <text:p>0.4</text:p>
          </table:table-cell>
          <table:table-cell table:formula="of:=10.968*([.C3]^1.634)" office:value-type="float" office:value="2.45410684970433" calcext:value-type="float">
            <text:p>2.45410684970433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Acanthocyclops vernalis</text:p>
          </table:table-cell>
          <table:table-cell office:value-type="float" office:value="0.7" calcext:value-type="float">
            <text:p>0.7</text:p>
          </table:table-cell>
          <table:table-cell table:formula="of:=7.0729*([.C4]^2.5563)" office:value-type="float" office:value="2.8419840587441" calcext:value-type="float">
            <text:p>2.8419840587441</text:p>
          </table:table-cell>
          <table:table-cell office:value-type="string" calcext:value-type="string">
            <text:p>assigned - Balcer</text:p>
          </table:table-cell>
          <table:table-cell office:value-type="string" calcext:value-type="string">
            <text:p>Culver et.al. for C. vernalis femal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7.0729" calcext:value-type="float">
            <text:p>7.0729</text:p>
          </table:table-cell>
          <table:table-cell office:value-type="float" office:value="2.5563" calcext:value-type="float">
            <text:p>2.55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Diacyclops</text:p>
          </table:table-cell>
          <table:table-cell office:value-type="float" office:value="0.63" calcext:value-type="float">
            <text:p>0.63</text:p>
          </table:table-cell>
          <table:table-cell table:formula="of:=14.571*([.C5]^2.557)" office:value-type="float" office:value="4.4709842826361" calcext:value-type="float">
            <text:p>4.4709842826361</text:p>
          </table:table-cell>
          <table:table-cell office:value-type="string" calcext:value-type="string">
            <text:p>LR for D.b.t.</text:p>
          </table:table-cell>
          <table:table-cell office:value-type="string" calcext:value-type="string">
            <text:p>LRL for Diacyclops thoma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Diacyclops thomasi</text:p>
          </table:table-cell>
          <table:table-cell office:value-type="float" office:value="0.63" calcext:value-type="float">
            <text:p>0.63</text:p>
          </table:table-cell>
          <table:table-cell table:formula="of:=14.571*([.C6]^2.557)" office:value-type="float" office:value="4.4709842826361" calcext:value-type="float">
            <text:p>4.470984282636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Diacyclops thomasi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571" calcext:value-type="float">
            <text:p>14.571</text:p>
          </table:table-cell>
          <table:table-cell office:value-type="float" office:value="2.557" calcext:value-type="float">
            <text:p>2.55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Eucyclops agilis</text:p>
          </table:table-cell>
          <table:table-cell office:value-type="float" office:value="0.5" calcext:value-type="float">
            <text:p>0.5</text:p>
          </table:table-cell>
          <table:table-cell table:formula="of:=10.968*([.C7]^1.634)" office:value-type="float" office:value="3.53382003678991" calcext:value-type="float">
            <text:p>3.53382003678991</text:p>
          </table:table-cell>
          <table:table-cell office:value-type="string" calcext:value-type="string">
            <text:p>assigned - Balcer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Eucyclops speratus</text:p>
          </table:table-cell>
          <table:table-cell office:value-type="float" office:value="0.6" calcext:value-type="float">
            <text:p>0.6</text:p>
          </table:table-cell>
          <table:table-cell table:formula="of:=10.968*([.C8]^1.634)" office:value-type="float" office:value="4.76021517963089" calcext:value-type="float">
            <text:p>4.76021517963089</text:p>
          </table:table-cell>
          <table:table-cell office:value-type="string" calcext:value-type="string">
            <text:p>assigned - Balcer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Mesocyclops</text:p>
          </table:table-cell>
          <table:table-cell office:value-type="float" office:value="0.62" calcext:value-type="float">
            <text:p>0.62</text:p>
          </table:table-cell>
          <table:table-cell table:formula="of:=11.728*([.C9]^1.625)" office:value-type="float" office:value="5.39337295101614" calcext:value-type="float">
            <text:p>5.39337295101614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M. eda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Mesocyclops edax</text:p>
          </table:table-cell>
          <table:table-cell office:value-type="float" office:value="0.62" calcext:value-type="float">
            <text:p>0.62</text:p>
          </table:table-cell>
          <table:table-cell table:formula="of:=11.728*([.C10]^1.625)" office:value-type="float" office:value="5.39337295101614" calcext:value-type="float">
            <text:p>5.39337295101614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M. edax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1.728" calcext:value-type="float">
            <text:p>11.728</text:p>
          </table:table-cell>
          <table:table-cell office:value-type="float" office:value="1.625" calcext:value-type="float">
            <text:p>1.62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Orthocyclops modestus</text:p>
          </table:table-cell>
          <table:table-cell office:value-type="float" office:value="0.6" calcext:value-type="float">
            <text:p>0.6</text:p>
          </table:table-cell>
          <table:table-cell table:formula="of:=10.968*([.C11]^1.634)" office:value-type="float" office:value="4.76021517963089" calcext:value-type="float">
            <text:p>4.76021517963089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Paracyclops fimbriatus poppei</text:p>
          </table:table-cell>
          <table:table-cell office:value-type="float" office:value="0.5" calcext:value-type="float">
            <text:p>0.5</text:p>
          </table:table-cell>
          <table:table-cell table:formula="of:=10.968*([.C12]^1.634)" office:value-type="float" office:value="3.53382003678991" calcext:value-type="float">
            <text:p>3.53382003678991</text:p>
          </table:table-cell>
          <table:table-cell office:value-type="string" calcext:value-type="string">
            <text:p>assigned - Balcer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Tropocyclops prasinus mexicanus</text:p>
          </table:table-cell>
          <table:table-cell office:value-type="float" office:value="0.39" calcext:value-type="float">
            <text:p>0.39</text:p>
          </table:table-cell>
          <table:table-cell table:formula="of:=10.968*([.C13]^1.634)" office:value-type="float" office:value="2.35465351235281" calcext:value-type="float">
            <text:p>2.3546535123528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All Cyclop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68" calcext:value-type="float">
            <text:p>10.968</text:p>
          </table:table-cell>
          <table:table-cell office:value-type="float" office:value="1.634" calcext:value-type="float">
            <text:p>1.63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Calanoid</text:p>
          </table:table-cell>
          <table:table-cell office:value-type="float" office:value="0.46" calcext:value-type="float">
            <text:p>0.46</text:p>
          </table:table-cell>
          <table:table-cell table:formula="of:=10.308*([.C14]^1.761)" office:value-type="float" office:value="2.62597720274723" calcext:value-type="float">
            <text:p>2.62597720274723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LRL for L. minu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Epischura lacustris</text:p>
          </table:table-cell>
          <table:table-cell office:value-type="float" office:value="0.78" calcext:value-type="float">
            <text:p>0.78</text:p>
          </table:table-cell>
          <table:table-cell table:formula="of:=EXP(1.467+2.4741*LN([.C15]))" office:value-type="float" office:value="2.34499143856447" calcext:value-type="float">
            <text:p>2.3449914385644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e et. al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p</text:p>
          </table:table-cell>
          <table:table-cell office:value-type="float" office:value="1.467" calcext:value-type="float">
            <text:p>1.467</text:p>
          </table:table-cell>
          <table:table-cell office:value-type="float" office:value="2.4741" calcext:value-type="float">
            <text:p>2.474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Ergasilus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Leptodiaptomus</text:p>
          </table:table-cell>
          <table:table-cell office:value-type="float" office:value="0.77" calcext:value-type="float">
            <text:p>0.77</text:p>
          </table:table-cell>
          <table:table-cell table:formula="of:=10.308*([.C17]^1.761)" office:value-type="float" office:value="6.50555835581998" calcext:value-type="float">
            <text:p>6.50555835581998</text:p>
          </table:table-cell>
          <table:table-cell office:value-type="string" calcext:value-type="string">
            <text:p>LR for L.m.</text:p>
          </table:table-cell>
          <table:table-cell office:value-type="string" calcext:value-type="string">
            <text:p>LRL for L. minu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Leptodiaptomus minutus</text:p>
          </table:table-cell>
          <table:table-cell office:value-type="float" office:value="0.77" calcext:value-type="float">
            <text:p>0.77</text:p>
          </table:table-cell>
          <table:table-cell table:formula="of:=10.308*([.C18]^1.761)" office:value-type="float" office:value="6.50555835581998" calcext:value-type="float">
            <text:p>6.50555835581998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L. minu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Leptodiaptomus sicilis</text:p>
          </table:table-cell>
          <table:table-cell office:value-type="float" office:value="0.9" calcext:value-type="float">
            <text:p>0.9</text:p>
          </table:table-cell>
          <table:table-cell table:formula="of:=10.308*([.C19]^1.761)" office:value-type="float" office:value="8.56239914400542" calcext:value-type="float">
            <text:p>8.56239914400542</text:p>
          </table:table-cell>
          <table:table-cell office:value-type="string" calcext:value-type="string">
            <text:p>assigned - Balcer</text:p>
          </table:table-cell>
          <table:table-cell office:value-type="string" calcext:value-type="string">
            <text:p>LRL for L. minu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308" calcext:value-type="float">
            <text:p>10.308</text:p>
          </table:table-cell>
          <table:table-cell office:value-type="float" office:value="1.761" calcext:value-type="float">
            <text:p>1.76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Skistodiaptomus</text:p>
          </table:table-cell>
          <table:table-cell office:value-type="float" office:value="0.72" calcext:value-type="float">
            <text:p>0.72</text:p>
          </table:table-cell>
          <table:table-cell table:formula="of:=6.1927*([.C20]^1.9604)" office:value-type="float" office:value="3.25233046687039" calcext:value-type="float">
            <text:p>3.25233046687039</text:p>
          </table:table-cell>
          <table:table-cell office:value-type="string" calcext:value-type="string">
            <text:p>SP for S.o.</text:p>
          </table:table-cell>
          <table:table-cell office:value-type="string" calcext:value-type="string">
            <text:p>Culver et. al. for D. oregonensis CV-VI fe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Skistodiaptomus oregonensis</text:p>
          </table:table-cell>
          <table:table-cell office:value-type="float" office:value="0.72" calcext:value-type="float">
            <text:p>0.72</text:p>
          </table:table-cell>
          <table:table-cell table:formula="of:=6.1927*([.C21]^1.9604)" office:value-type="float" office:value="3.25233046687039" calcext:value-type="float">
            <text:p>3.25233046687039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ulver et. al. for D. oregonensis CV-VI fe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Skistodiaptomus pallidus</text:p>
          </table:table-cell>
          <table:table-cell office:value-type="float" office:value="0.72" calcext:value-type="float">
            <text:p>0.72</text:p>
          </table:table-cell>
          <table:table-cell table:formula="of:=6.1927*([.C22]^1.9604)" office:value-type="float" office:value="3.25233046687039" calcext:value-type="float">
            <text:p>3.25233046687039</text:p>
          </table:table-cell>
          <table:table-cell office:value-type="string" calcext:value-type="string">
            <text:p>SP for S.o.</text:p>
          </table:table-cell>
          <table:table-cell office:value-type="string" calcext:value-type="string">
            <text:p>Culver et. al. for D. oregonensis CV-VI fema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6.1927" calcext:value-type="float">
            <text:p>6.1927</text:p>
          </table:table-cell>
          <table:table-cell office:value-type="float" office:value="1.9604" calcext:value-type="float">
            <text:p>1.960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OPEPODA</text:p>
          </table:table-cell>
          <table:table-cell office:value-type="string" calcext:value-type="string">
            <text:p>Harpacticoid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Unknown Cladoceran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Alona</text:p>
          </table:table-cell>
          <table:table-cell office:value-type="float" office:value="0.4" calcext:value-type="float">
            <text:p>0.4</text:p>
          </table:table-cell>
          <table:table-cell table:formula="of:=15.92*([.C25]^3.84)" office:value-type="float" office:value="0.471903751746985" calcext:value-type="float">
            <text:p>0.471903751746985</text:p>
          </table:table-cell>
          <table:table-cell office:value-type="string" calcext:value-type="string">
            <text:p>Balcer for various Alona</text:p>
          </table:table-cell>
          <table:table-cell office:value-type="string" calcext:value-type="string">
            <text:p>Dumont et. al. for A. affin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Alona karau</text:p>
          </table:table-cell>
          <table:table-cell office:value-type="float" office:value="0.4" calcext:value-type="float">
            <text:p>0.4</text:p>
          </table:table-cell>
          <table:table-cell table:formula="of:=15.92*([.C26]^3.84)" office:value-type="float" office:value="0.471903751746985" calcext:value-type="float">
            <text:p>0.471903751746985</text:p>
          </table:table-cell>
          <table:table-cell office:value-type="string" calcext:value-type="string">
            <text:p>Balcer for various Alona</text:p>
          </table:table-cell>
          <table:table-cell office:value-type="string" calcext:value-type="string">
            <text:p>Dumont et. al. for A. affin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5.92" calcext:value-type="float">
            <text:p>15.92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Bosmina</text:p>
          </table:table-cell>
          <table:table-cell office:value-type="float" office:value="0.46" calcext:value-type="float">
            <text:p>0.46</text:p>
          </table:table-cell>
          <table:table-cell table:formula="of:=17.7369*([.C27]^2.2291)" office:value-type="float" office:value="3.14145758294434" calcext:value-type="float">
            <text:p>3.14145758294434</text:p>
          </table:table-cell>
          <table:table-cell office:value-type="string" calcext:value-type="string">
            <text:p>Balcer for B.l.</text:p>
          </table:table-cell>
          <table:table-cell office:value-type="string" calcext:value-type="string">
            <text:p>Culver et. al. for Bosmina long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Bosmina longirostris</text:p>
          </table:table-cell>
          <table:table-cell office:value-type="float" office:value="0.46" calcext:value-type="float">
            <text:p>0.46</text:p>
          </table:table-cell>
          <table:table-cell table:formula="of:=17.7369*([.C28]^2.2291)" office:value-type="float" office:value="3.14145758294434" calcext:value-type="float">
            <text:p>3.14145758294434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Culver et. al. for Bosmina long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Bosmina and Eubosmina</text:p>
          </table:table-cell>
          <table:table-cell office:value-type="float" office:value="0.36" calcext:value-type="float">
            <text:p>0.36</text:p>
          </table:table-cell>
          <table:table-cell table:formula="of:=17.7369*([.C29]^2.2291)" office:value-type="float" office:value="1.81899548864189" calcext:value-type="float">
            <text:p>1.81899548864189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et. al. for Bosmina long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Ceriodaphnia</text:p>
          </table:table-cell>
          <table:table-cell office:value-type="float" office:value="0.85" calcext:value-type="float">
            <text:p>0.85</text:p>
          </table:table-cell>
          <table:table-cell table:formula="of:=4.0216*([.C30]^1.9763)" office:value-type="float" office:value="2.91681909952419" calcext:value-type="float">
            <text:p>2.91681909952419</text:p>
          </table:table-cell>
          <table:table-cell office:value-type="string" calcext:value-type="string">
            <text:p>Balcer for C.l.</text:p>
          </table:table-cell>
          <table:table-cell office:value-type="string" calcext:value-type="string">
            <text:p>Culver et. al. for C. lacu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Ceriodaphnia lacustris</text:p>
          </table:table-cell>
          <table:table-cell office:value-type="float" office:value="0.85" calcext:value-type="float">
            <text:p>0.85</text:p>
          </table:table-cell>
          <table:table-cell table:formula="of:=4.0216*([.C31]^1.9763)" office:value-type="float" office:value="2.91681909952419" calcext:value-type="float">
            <text:p>2.91681909952419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Culver et. al. for C. lacu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Chydorid</text:p>
          </table:table-cell>
          <table:table-cell office:value-type="float" office:value="0.22" calcext:value-type="float">
            <text:p>0.22</text:p>
          </table:table-cell>
          <table:table-cell table:formula="of:=14.0793*([.C32]^1.9796)" office:value-type="float" office:value="0.702814967508406" calcext:value-type="float">
            <text:p>0.70281496750840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ulver et. al. for Chydorus sphaeric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Chydorus</text:p>
          </table:table-cell>
          <table:table-cell office:value-type="float" office:value="0.22" calcext:value-type="float">
            <text:p>0.22</text:p>
          </table:table-cell>
          <table:table-cell table:formula="of:=14.0793*([.C33]^1.9796)" office:value-type="float" office:value="0.702814967508406" calcext:value-type="float">
            <text:p>0.702814967508406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ulver et. al. for Chydorus sphaeric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4.0793" calcext:value-type="float">
            <text:p>14.0793</text:p>
          </table:table-cell>
          <table:table-cell office:value-type="float" office:value="1.9796" calcext:value-type="float">
            <text:p>1.97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</text:p>
          </table:table-cell>
          <table:table-cell office:value-type="float" office:value="0.6" calcext:value-type="float">
            <text:p>0.6</text:p>
          </table:table-cell>
          <table:table-cell table:formula="of:=9.631*([.C34]^1.719)" office:value-type="float" office:value="4.00233449779045" calcext:value-type="float">
            <text:p>4.00233449779045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LRL for D. cataw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catawba</text:p>
          </table:table-cell>
          <table:table-cell office:value-type="float" office:value="0.87" calcext:value-type="float">
            <text:p>0.87</text:p>
          </table:table-cell>
          <table:table-cell table:formula="of:=9.631*([.C35]^1.719)" office:value-type="float" office:value="7.58062438408501" calcext:value-type="float">
            <text:p>7.5806243840850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L for D. cataw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dubia</text:p>
          </table:table-cell>
          <table:table-cell office:value-type="float" office:value="0.78" calcext:value-type="float">
            <text:p>0.78</text:p>
          </table:table-cell>
          <table:table-cell table:formula="of:=10.9317*([.C36]^1.5302)" office:value-type="float" office:value="7.47430585920248" calcext:value-type="float">
            <text:p>7.47430585920248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et. al. for D. galeata mendotae, std leng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galeata mendotae</text:p>
          </table:table-cell>
          <table:table-cell office:value-type="float" office:value="0.94" calcext:value-type="float">
            <text:p>0.94</text:p>
          </table:table-cell>
          <table:table-cell table:formula="of:=10.9317*([.C37]^1.5302)" office:value-type="float" office:value="9.94415640384717" calcext:value-type="float">
            <text:p>9.94415640384717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ulver et. al. for D. galeata mendotae, std leng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longiremis</text:p>
          </table:table-cell>
          <table:table-cell office:value-type="float" office:value="0.67" calcext:value-type="float">
            <text:p>0.67</text:p>
          </table:table-cell>
          <table:table-cell table:formula="of:=10.9317*([.C38]^1.5302)" office:value-type="float" office:value="5.92307685507517" calcext:value-type="float">
            <text:p>5.9230768550751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ulver et. al. for D. galeata mendotae, std leng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parvula</text:p>
          </table:table-cell>
          <table:table-cell office:value-type="float" office:value="0.69" calcext:value-type="float">
            <text:p>0.69</text:p>
          </table:table-cell>
          <table:table-cell table:formula="of:=10.9317*([.C39]^1.5302)" office:value-type="float" office:value="6.19575995611613" calcext:value-type="float">
            <text:p>6.1957599561161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et. al. for D. galeata mendotae, std leng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.9317" calcext:value-type="float">
            <text:p>10.9317</text:p>
          </table:table-cell>
          <table:table-cell office:value-type="float" office:value="1.5302" calcext:value-type="float">
            <text:p>1.530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pulex</text:p>
          </table:table-cell>
          <table:table-cell office:value-type="float" office:value="0.87" calcext:value-type="float">
            <text:p>0.87</text:p>
          </table:table-cell>
          <table:table-cell table:formula="of:=9.631*([.C40]^1.719)" office:value-type="float" office:value="7.58062438408501" calcext:value-type="float">
            <text:p>7.58062438408501</text:p>
          </table:table-cell>
          <table:table-cell office:value-type="string" calcext:value-type="string">
            <text:p>LR for D. catawba</text:p>
          </table:table-cell>
          <table:table-cell office:value-type="string" calcext:value-type="string">
            <text:p>LRL for D. cataw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retrocurva</text:p>
          </table:table-cell>
          <table:table-cell office:value-type="float" office:value="0.87" calcext:value-type="float">
            <text:p>0.87</text:p>
          </table:table-cell>
          <table:table-cell table:formula="of:=7.5484*([.C41]^2.7552)" office:value-type="float" office:value="5.14302162925468" calcext:value-type="float">
            <text:p>5.14302162925468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ulver et. al. for D. retrocurva, standard length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7.5484" calcext:value-type="float">
            <text:p>7.5484</text:p>
          </table:table-cell>
          <table:table-cell office:value-type="float" office:value="2.7552" calcext:value-type="float">
            <text:p>2.755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rosea</text:p>
          </table:table-cell>
          <table:table-cell office:value-type="float" office:value="0.87" calcext:value-type="float">
            <text:p>0.87</text:p>
          </table:table-cell>
          <table:table-cell table:formula="of:=9.631*([.C42]^1.719)" office:value-type="float" office:value="7.58062438408501" calcext:value-type="float">
            <text:p>7.58062438408501</text:p>
          </table:table-cell>
          <table:table-cell office:value-type="string" calcext:value-type="string">
            <text:p>LR for D. catawba</text:p>
          </table:table-cell>
          <table:table-cell office:value-type="string" calcext:value-type="string">
            <text:p>LRL for D. cataw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aphnia schodleri</text:p>
          </table:table-cell>
          <table:table-cell office:value-type="float" office:value="0.87" calcext:value-type="float">
            <text:p>0.87</text:p>
          </table:table-cell>
          <table:table-cell table:formula="of:=9.631*([.C43]^1.719)" office:value-type="float" office:value="7.58062438408501" calcext:value-type="float">
            <text:p>7.58062438408501</text:p>
          </table:table-cell>
          <table:table-cell office:value-type="string" calcext:value-type="string">
            <text:p>LR for D. catawba</text:p>
          </table:table-cell>
          <table:table-cell office:value-type="string" calcext:value-type="string">
            <text:p>LRL for D. catawb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9.631" calcext:value-type="float">
            <text:p>9.631</text:p>
          </table:table-cell>
          <table:table-cell office:value-type="float" office:value="1.719" calcext:value-type="float">
            <text:p>1.71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iaphanosoma</text:p>
          </table:table-cell>
          <table:table-cell office:value-type="float" office:value="0.6" calcext:value-type="float">
            <text:p>0.6</text:p>
          </table:table-cell>
          <table:table-cell table:formula="of:=5.0713*([.C44]^1.0456)" office:value-type="float" office:value="2.97272167710097" calcext:value-type="float">
            <text:p>2.97272167710097</text:p>
          </table:table-cell>
          <table:table-cell office:value-type="string" calcext:value-type="string">
            <text:p>LR for D.b.</text:p>
          </table:table-cell>
          <table:table-cell office:value-type="string" calcext:value-type="string">
            <text:p>Culver for D. leuchtenbergian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Diaphanosoma birgei</text:p>
          </table:table-cell>
          <table:table-cell office:value-type="float" office:value="0.6" calcext:value-type="float">
            <text:p>0.6</text:p>
          </table:table-cell>
          <table:table-cell table:formula="of:=5.0713*([.C45]^1.0456)" office:value-type="float" office:value="2.97272167710097" calcext:value-type="float">
            <text:p>2.9727216771009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for D. leuchtenbergian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Holopedium</text:p>
          </table:table-cell>
          <table:table-cell office:value-type="float" office:value="0.65" calcext:value-type="float">
            <text:p>0.65</text:p>
          </table:table-cell>
          <table:table-cell table:formula="of:=12.1825*([.C46]^3.3)" office:value-type="float" office:value="2.94002143644086" calcext:value-type="float">
            <text:p>2.94002143644086</text:p>
          </table:table-cell>
          <table:table-cell office:value-type="string" calcext:value-type="string">
            <text:p>LR for H.g.</text:p>
          </table:table-cell>
          <table:table-cell office:value-type="string" calcext:value-type="string">
            <text:p>Yan and Mackie using 'contracted length'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Holopedium gibberum</text:p>
          </table:table-cell>
          <table:table-cell office:value-type="float" office:value="0.65" calcext:value-type="float">
            <text:p>0.65</text:p>
          </table:table-cell>
          <table:table-cell table:formula="of:=12.1825*([.C47]^3.3)" office:value-type="float" office:value="2.94002143644086" calcext:value-type="float">
            <text:p>2.94002143644086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Yan and Mackie using 'contracted length'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Ilyocryptus spinifer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Leptodora kindti</text:p>
          </table:table-cell>
          <table:table-cell office:value-type="string" calcext:value-type="string">
            <text:p>NA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wkins and Ev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Polyphemus</text:p>
          </table:table-cell>
          <table:table-cell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wkins and Ev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Polyphemus pediculus</text:p>
          </table:table-cell>
          <table:table-cell office:value-type="string" calcext:value-type="string">
            <text:p>NA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wkins and Evan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nst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Lumped Bosmina</text:p>
          </table:table-cell>
          <table:table-cell office:value-type="float" office:value="0.46" calcext:value-type="float">
            <text:p>0.46</text:p>
          </table:table-cell>
          <table:table-cell table:formula="of:=17.7369*([.C52]^2.2291)" office:value-type="float" office:value="3.14145758294434" calcext:value-type="float">
            <text:p>3.14145758294434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Culver et. al. for Bosmina longiro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7.7369" calcext:value-type="float">
            <text:p>17.7369</text:p>
          </table:table-cell>
          <table:table-cell office:value-type="float" office:value="2.2291" calcext:value-type="float">
            <text:p>2.229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Lumped Ceriodaphnia</text:p>
          </table:table-cell>
          <table:table-cell office:value-type="float" office:value="0.85" calcext:value-type="float">
            <text:p>0.85</text:p>
          </table:table-cell>
          <table:table-cell table:formula="of:=4.0216*([.C53]^1.9763)" office:value-type="float" office:value="2.91681909952419" calcext:value-type="float">
            <text:p>2.91681909952419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Culver et. al. for C. lacustr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4.0216" calcext:value-type="float">
            <text:p>4.0216</text:p>
          </table:table-cell>
          <table:table-cell office:value-type="float" office:value="1.9763" calcext:value-type="float">
            <text:p>1.976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Lumped Diaphanosoma</text:p>
          </table:table-cell>
          <table:table-cell office:value-type="float" office:value="0.6" calcext:value-type="float">
            <text:p>0.6</text:p>
          </table:table-cell>
          <table:table-cell table:formula="of:=5.0713*([.C54]^1.0456)" office:value-type="float" office:value="2.97272167710097" calcext:value-type="float">
            <text:p>2.97272167710097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ulver for D. leuchtenbergian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5.0713" calcext:value-type="float">
            <text:p>5.0713</text:p>
          </table:table-cell>
          <table:table-cell office:value-type="float" office:value="1.0456" calcext:value-type="float">
            <text:p>1.04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LADOCERA</text:p>
          </table:table-cell>
          <table:table-cell office:value-type="string" calcext:value-type="string">
            <text:p>Lumped Holopedium</text:p>
          </table:table-cell>
          <table:table-cell office:value-type="float" office:value="0.65" calcext:value-type="float">
            <text:p>0.65</text:p>
          </table:table-cell>
          <table:table-cell table:formula="of:=12.1825*([.C55]^3.3)" office:value-type="float" office:value="2.94002143644086" calcext:value-type="float">
            <text:p>2.94002143644086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Yan and Mackie using 'contracted length'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.1825" calcext:value-type="float">
            <text:p>12.182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Anuraeopsis</text:p>
          </table:table-cell>
          <table:table-cell office:value-type="float" office:value="0.09" calcext:value-type="float">
            <text:p>0.09</text:p>
          </table:table-cell>
          <table:table-cell table:formula="of:=(3*([.C56]^3))" office:value-type="float" office:value="0.002187" calcext:value-type="float">
            <text:p>0.00218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ll rotifer wts are calculated using volum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Ascomorpha spp.</text:p>
          </table:table-cell>
          <table:table-cell office:value-type="float" office:value="0.1" calcext:value-type="float">
            <text:p>0.1</text:p>
          </table:table-cell>
          <table:table-cell table:formula="of:=(12*([.C57]^3))" office:value-type="float" office:value="0.012" calcext:value-type="float">
            <text:p>0.012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formulas from Ruttner-Kolisk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Ascomorpha ecaudis</text:p>
          </table:table-cell>
          <table:table-cell office:value-type="float" office:value="0.15" calcext:value-type="float">
            <text:p>0.15</text:p>
          </table:table-cell>
          <table:table-cell table:formula="of:=(12*([.C58]^3))" office:value-type="float" office:value="0.0405" calcext:value-type="float">
            <text:p>0.040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Ascomorpha ovalis</text:p>
          </table:table-cell>
          <table:table-cell office:value-type="float" office:value="0.09" calcext:value-type="float">
            <text:p>0.09</text:p>
          </table:table-cell>
          <table:table-cell table:formula="of:=(12*([.C59]^3))" office:value-type="float" office:value="0.008748" calcext:value-type="float">
            <text:p>0.00874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Asplanchna spp.</text:p>
          </table:table-cell>
          <table:table-cell office:value-type="float" office:value="0.46" calcext:value-type="float">
            <text:p>0.46</text:p>
          </table:table-cell>
          <table:table-cell table:formula="of:=(8.97*([.C60]^3))" office:value-type="float" office:value="0.87310392" calcext:value-type="float">
            <text:p>0.8731039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8.97" calcext:value-type="float">
            <text:p>8.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Brachionus</text:p>
          </table:table-cell>
          <table:table-cell office:value-type="float" office:value="0.18" calcext:value-type="float">
            <text:p>0.18</text:p>
          </table:table-cell>
          <table:table-cell table:formula="of:=12*([.C61]^3)" office:value-type="float" office:value="0.069984" calcext:value-type="float">
            <text:p>0.06998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Brachionus quadridentatus</text:p>
          </table:table-cell>
          <table:table-cell office:value-type="float" office:value="0.18" calcext:value-type="float">
            <text:p>0.18</text:p>
          </table:table-cell>
          <table:table-cell table:formula="of:=12*([.C62]^3)" office:value-type="float" office:value="0.069984" calcext:value-type="float">
            <text:p>0.06998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Brachionus urceolaris</text:p>
          </table:table-cell>
          <table:table-cell office:value-type="float" office:value="0.18" calcext:value-type="float">
            <text:p>0.18</text:p>
          </table:table-cell>
          <table:table-cell table:formula="of:=12*([.C63]^3)" office:value-type="float" office:value="0.069984" calcext:value-type="float">
            <text:p>0.06998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ephalodella</text:p>
          </table:table-cell>
          <table:table-cell office:value-type="float" office:value="0.15" calcext:value-type="float">
            <text:p>0.15</text:p>
          </table:table-cell>
          <table:table-cell table:formula="of:=12*([.C64]^3)" office:value-type="float" office:value="0.0405" calcext:value-type="float">
            <text:p>0.0405</text:p>
          </table:table-cell>
          <table:table-cell office:value-type="string" calcext:value-type="string">
            <text:p>Stemberger</text:p>
          </table:table-cell>
          <table:table-cell office:value-type="string" calcext:value-type="string">
            <text:p>Used Ascomorpha form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llotheca</text:p>
          </table:table-cell>
          <table:table-cell office:value-type="float" office:value="0.04" calcext:value-type="float">
            <text:p>0.04</text:p>
          </table:table-cell>
          <table:table-cell table:formula="of:=180*([.C65]^3)" office:value-type="float" office:value="0.01152" calcext:value-type="float">
            <text:p>0.0115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llotheca w/o case</text:p>
          </table:table-cell>
          <table:table-cell office:value-type="float" office:value="0.04" calcext:value-type="float">
            <text:p>0.04</text:p>
          </table:table-cell>
          <table:table-cell table:formula="of:=180*([.C66]^3)" office:value-type="float" office:value="0.01152" calcext:value-type="float">
            <text:p>0.0115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llotheca empty case</text:p>
          </table:table-cell>
          <table:table-cell table:number-columns-repeated="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llotheca mutabilis*</text:p>
          </table:table-cell>
          <table:table-cell office:value-type="float" office:value="0.04" calcext:value-type="float">
            <text:p>0.04</text:p>
          </table:table-cell>
          <table:table-cell table:formula="of:=180*([.C68]^3)" office:value-type="float" office:value="0.01152" calcext:value-type="float">
            <text:p>0.0115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llurella</text:p>
          </table:table-cell>
          <table:table-cell office:value-type="float" office:value="0.08" calcext:value-type="float">
            <text:p>0.08</text:p>
          </table:table-cell>
          <table:table-cell table:formula="of:=12*([.C69]^3)" office:value-type="float" office:value="0.006144" calcext:value-type="float">
            <text:p>0.00614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nochiloides sp.*</text:p>
          </table:table-cell>
          <table:table-cell office:value-type="float" office:value="0.08" calcext:value-type="float">
            <text:p>0.08</text:p>
          </table:table-cell>
          <table:table-cell table:formula="of:=86*([.C70]^3)" office:value-type="float" office:value="0.044032" calcext:value-type="float">
            <text:p>0.04403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nochilus spp.*</text:p>
          </table:table-cell>
          <table:table-cell office:value-type="float" office:value="0.06" calcext:value-type="float">
            <text:p>0.06</text:p>
          </table:table-cell>
          <table:table-cell table:formula="of:=120*([.C71]^3)" office:value-type="float" office:value="0.02592" calcext:value-type="float">
            <text:p>0.0259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Conochilus unicornis</text:p>
          </table:table-cell>
          <table:table-cell office:value-type="float" office:value="0.06" calcext:value-type="float">
            <text:p>0.06</text:p>
          </table:table-cell>
          <table:table-cell table:formula="of:=120*([.C72]^3)" office:value-type="float" office:value="0.02592" calcext:value-type="float">
            <text:p>0.02592</text:p>
          </table:table-cell>
          <table:table-cell office:value-type="string" calcext:value-type="string">
            <text:p>LR for Conochil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Euchlanis</text:p>
          </table:table-cell>
          <table:table-cell office:value-type="float" office:value="0.12" calcext:value-type="float">
            <text:p>0.12</text:p>
          </table:table-cell>
          <table:table-cell table:formula="of:=10*([.C73]^3)" office:value-type="float" office:value="0.01728" calcext:value-type="float">
            <text:p>0.0172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Euchlanis pellucida</text:p>
          </table:table-cell>
          <table:table-cell office:value-type="float" office:value="0.3" calcext:value-type="float">
            <text:p>0.3</text:p>
          </table:table-cell>
          <table:table-cell table:formula="of:=10*([.C74]^3)" office:value-type="float" office:value="0.27" calcext:value-type="float">
            <text:p>0.27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Filinia</text:p>
          </table:table-cell>
          <table:table-cell office:value-type="float" office:value="0.11" calcext:value-type="float">
            <text:p>0.11</text:p>
          </table:table-cell>
          <table:table-cell table:formula="of:=13*([.C75]^3)" office:value-type="float" office:value="0.017303" calcext:value-type="float">
            <text:p>0.017303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Filinia terminalis</text:p>
          </table:table-cell>
          <table:table-cell office:value-type="float" office:value="0.13" calcext:value-type="float">
            <text:p>0.13</text:p>
          </table:table-cell>
          <table:table-cell table:formula="of:=13*([.C76]^3)" office:value-type="float" office:value="0.028561" calcext:value-type="float">
            <text:p>0.028561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Gastropus spp.</text:p>
          </table:table-cell>
          <table:table-cell office:value-type="float" office:value="0.09" calcext:value-type="float">
            <text:p>0.09</text:p>
          </table:table-cell>
          <table:table-cell table:formula="of:=20*([.C77]^3)" office:value-type="float" office:value="0.01458" calcext:value-type="float">
            <text:p>0.01458</text:p>
          </table:table-cell>
          <table:table-cell office:value-type="string" calcext:value-type="string">
            <text:p>mean of LR spp.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Gastropus hyptopus</text:p>
          </table:table-cell>
          <table:table-cell office:value-type="float" office:value="0.09" calcext:value-type="float">
            <text:p>0.09</text:p>
          </table:table-cell>
          <table:table-cell table:formula="of:=20*([.C78]^3)" office:value-type="float" office:value="0.01458" calcext:value-type="float">
            <text:p>0.0145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Gastropus stylifer</text:p>
          </table:table-cell>
          <table:table-cell office:value-type="float" office:value="0.08" calcext:value-type="float">
            <text:p>0.08</text:p>
          </table:table-cell>
          <table:table-cell table:formula="of:=26*([.C79]^3)" office:value-type="float" office:value="0.013312" calcext:value-type="float">
            <text:p>0.01331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llicottia</text:p>
          </table:table-cell>
          <table:table-cell office:value-type="float" office:value="0.12" calcext:value-type="float">
            <text:p>0.12</text:p>
          </table:table-cell>
          <table:table-cell table:formula="of:=3*([.C80]^3)" office:value-type="float" office:value="0.005184" calcext:value-type="float">
            <text:p>0.005184</text:p>
          </table:table-cell>
          <table:table-cell office:value-type="string" calcext:value-type="string">
            <text:p>mean of LR spp.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llicottia bostoniensis</text:p>
          </table:table-cell>
          <table:table-cell office:value-type="float" office:value="0.11" calcext:value-type="float">
            <text:p>0.11</text:p>
          </table:table-cell>
          <table:table-cell table:formula="of:=3*([.C81]^3)" office:value-type="float" office:value="0.003993" calcext:value-type="float">
            <text:p>0.003993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llicottia longispina</text:p>
          </table:table-cell>
          <table:table-cell office:value-type="float" office:value="0.13" calcext:value-type="float">
            <text:p>0.13</text:p>
          </table:table-cell>
          <table:table-cell table:formula="of:=3*([.C82]^3)" office:value-type="float" office:value="0.006591" calcext:value-type="float">
            <text:p>0.006591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spp.</text:p>
          </table:table-cell>
          <table:table-cell office:value-type="float" office:value="0.1" calcext:value-type="float">
            <text:p>0.1</text:p>
          </table:table-cell>
          <table:table-cell table:formula="of:=2*([.C83]^3)" office:value-type="float" office:value="0.002" calcext:value-type="float">
            <text:p>0.00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cochlearis</text:p>
          </table:table-cell>
          <table:table-cell office:value-type="float" office:value="0.09" calcext:value-type="float">
            <text:p>0.09</text:p>
          </table:table-cell>
          <table:table-cell table:formula="of:=2*([.C84]^3)" office:value-type="float" office:value="0.001458" calcext:value-type="float">
            <text:p>0.00145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cochlearis v. tecta</text:p>
          </table:table-cell>
          <table:table-cell office:value-type="float" office:value="0.11" calcext:value-type="float">
            <text:p>0.11</text:p>
          </table:table-cell>
          <table:table-cell table:formula="of:=2*([.C85]^3)" office:value-type="float" office:value="0.002662" calcext:value-type="float">
            <text:p>0.00266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crassa</text:p>
          </table:table-cell>
          <table:table-cell office:value-type="float" office:value="0.12" calcext:value-type="float">
            <text:p>0.12</text:p>
          </table:table-cell>
          <table:table-cell table:formula="of:=2*([.C86]^3)" office:value-type="float" office:value="0.003456" calcext:value-type="float">
            <text:p>0.003456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earlinae</text:p>
          </table:table-cell>
          <table:table-cell office:value-type="float" office:value="0.1" calcext:value-type="float">
            <text:p>0.1</text:p>
          </table:table-cell>
          <table:table-cell table:formula="of:=2*([.C87]^3)" office:value-type="float" office:value="0.002" calcext:value-type="float">
            <text:p>0.002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hiemalis</text:p>
          </table:table-cell>
          <table:table-cell office:value-type="float" office:value="0.12" calcext:value-type="float">
            <text:p>0.12</text:p>
          </table:table-cell>
          <table:table-cell table:formula="of:=22*([.C88]^3)" office:value-type="float" office:value="0.038016" calcext:value-type="float">
            <text:p>0.038016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quadrata</text:p>
          </table:table-cell>
          <table:table-cell office:value-type="float" office:value="0.16" calcext:value-type="float">
            <text:p>0.16</text:p>
          </table:table-cell>
          <table:table-cell table:formula="of:=22*([.C89]^3)" office:value-type="float" office:value="0.090112" calcext:value-type="float">
            <text:p>0.090112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serrulata</text:p>
          </table:table-cell>
          <table:table-cell office:value-type="float" office:value="0.11" calcext:value-type="float">
            <text:p>0.11</text:p>
          </table:table-cell>
          <table:table-cell table:formula="of:=2*([.C90]^3)" office:value-type="float" office:value="0.002662" calcext:value-type="float">
            <text:p>0.00266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taurocephala</text:p>
          </table:table-cell>
          <table:table-cell office:value-type="float" office:value="0.12" calcext:value-type="float">
            <text:p>0.12</text:p>
          </table:table-cell>
          <table:table-cell table:formula="of:=2*([.C91]^3)" office:value-type="float" office:value="0.003456" calcext:value-type="float">
            <text:p>0.003456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testudo</text:p>
          </table:table-cell>
          <table:table-cell office:value-type="float" office:value="0.11" calcext:value-type="float">
            <text:p>0.11</text:p>
          </table:table-cell>
          <table:table-cell table:formula="of:=22*([.C92]^3)" office:value-type="float" office:value="0.029282" calcext:value-type="float">
            <text:p>0.02928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Keratella serrulata f. curvicornis</text:p>
          </table:table-cell>
          <table:table-cell office:value-type="float" office:value="0.11" calcext:value-type="float">
            <text:p>0.11</text:p>
          </table:table-cell>
          <table:table-cell table:formula="of:=2*([.C93]^3)" office:value-type="float" office:value="0.002662" calcext:value-type="float">
            <text:p>0.00266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spp.</text:p>
          </table:table-cell>
          <table:table-cell office:value-type="float" office:value="0.1" calcext:value-type="float">
            <text:p>0.1</text:p>
          </table:table-cell>
          <table:table-cell table:formula="of:=12*([.C94]^3)" office:value-type="float" office:value="0.012" calcext:value-type="float">
            <text:p>0.012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clara</text:p>
          </table:table-cell>
          <table:table-cell office:value-type="float" office:value="0.1" calcext:value-type="float">
            <text:p>0.1</text:p>
          </table:table-cell>
          <table:table-cell table:formula="of:=12*([.C95]^3)" office:value-type="float" office:value="0.012" calcext:value-type="float">
            <text:p>0.012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inermis</text:p>
          </table:table-cell>
          <table:table-cell office:value-type="float" office:value="0.05" calcext:value-type="float">
            <text:p>0.05</text:p>
          </table:table-cell>
          <table:table-cell table:formula="of:=12*([.C96]^3)" office:value-type="float" office:value="0.0015" calcext:value-type="float">
            <text:p>0.0015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leontina</text:p>
          </table:table-cell>
          <table:table-cell office:value-type="float" office:value="0.15" calcext:value-type="float">
            <text:p>0.15</text:p>
          </table:table-cell>
          <table:table-cell table:formula="of:=12*([.C97]^3)" office:value-type="float" office:value="0.0405" calcext:value-type="float">
            <text:p>0.040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mira</text:p>
          </table:table-cell>
          <table:table-cell office:value-type="float" office:value="0.15" calcext:value-type="float">
            <text:p>0.15</text:p>
          </table:table-cell>
          <table:table-cell table:formula="of:=12*([.C98]^3)" office:value-type="float" office:value="0.0405" calcext:value-type="float">
            <text:p>0.040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cane tudicola</text:p>
          </table:table-cell>
          <table:table-cell office:value-type="float" office:value="0.11" calcext:value-type="float">
            <text:p>0.11</text:p>
          </table:table-cell>
          <table:table-cell table:formula="of:=12*([.C99]^3)" office:value-type="float" office:value="0.015972" calcext:value-type="float">
            <text:p>0.015972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Lepadella</text:p>
          </table:table-cell>
          <table:table-cell office:value-type="float" office:value="0.1" calcext:value-type="float">
            <text:p>0.1</text:p>
          </table:table-cell>
          <table:table-cell table:formula="of:=10*([.C100]^3)" office:value-type="float" office:value="0.01" calcext:value-type="float">
            <text:p>0.0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used Euclanis form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anfredium</text:p>
          </table:table-cell>
          <table:table-cell office:value-type="float" office:value="0.2" calcext:value-type="float">
            <text:p>0.2</text:p>
          </table:table-cell>
          <table:table-cell table:formula="of:=10*([.C101]^3)" office:value-type="float" office:value="0.08" calcext:value-type="float">
            <text:p>0.08</text:p>
          </table:table-cell>
          <table:table-cell office:value-type="string" calcext:value-type="string">
            <text:p>Stemberger</text:p>
          </table:table-cell>
          <table:table-cell office:value-type="string" calcext:value-type="string">
            <text:p>used Euclanis formula ("related genus" - Stemberger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anfredium eudactylotum</text:p>
          </table:table-cell>
          <table:table-cell office:value-type="float" office:value="0.2" calcext:value-type="float">
            <text:p>0.2</text:p>
          </table:table-cell>
          <table:table-cell table:formula="of:=10*([.C102]^3)" office:value-type="float" office:value="0.08" calcext:value-type="float">
            <text:p>0.08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onommata spp.</text:p>
          </table:table-cell>
          <table:table-cell office:value-type="float" office:value="0.11" calcext:value-type="float">
            <text:p>0.11</text:p>
          </table:table-cell>
          <table:table-cell table:formula="of:=12*([.C103]^3)" office:value-type="float" office:value="0.015972" calcext:value-type="float">
            <text:p>0.01597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onostyla spp.</text:p>
          </table:table-cell>
          <table:table-cell office:value-type="float" office:value="0.09" calcext:value-type="float">
            <text:p>0.09</text:p>
          </table:table-cell>
          <table:table-cell table:formula="of:=12*([.C104]^3)" office:value-type="float" office:value="0.008748" calcext:value-type="float">
            <text:p>0.00874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onostyla lunaris</text:p>
          </table:table-cell>
          <table:table-cell office:value-type="float" office:value="0.1" calcext:value-type="float">
            <text:p>0.1</text:p>
          </table:table-cell>
          <table:table-cell table:formula="of:=12*([.C105]^3)" office:value-type="float" office:value="0.012" calcext:value-type="float">
            <text:p>0.012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onostyla obtusa</text:p>
          </table:table-cell>
          <table:table-cell office:value-type="float" office:value="0.08" calcext:value-type="float">
            <text:p>0.08</text:p>
          </table:table-cell>
          <table:table-cell table:formula="of:=12*([.C106]^3)" office:value-type="float" office:value="0.006144" calcext:value-type="float">
            <text:p>0.00614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Mytilinia</text:p>
          </table:table-cell>
          <table:table-cell office:value-type="float" office:value="0.2" calcext:value-type="float">
            <text:p>0.2</text:p>
          </table:table-cell>
          <table:table-cell table:formula="of:=3.5*([.C107]^3)" office:value-type="float" office:value="0.028" calcext:value-type="float">
            <text:p>0.028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otholca spp.</text:p>
          </table:table-cell>
          <table:table-cell office:value-type="float" office:value="0.15" calcext:value-type="float">
            <text:p>0.15</text:p>
          </table:table-cell>
          <table:table-cell table:formula="of:=3.5*([.C108]^3)" office:value-type="float" office:value="0.0118125" calcext:value-type="float">
            <text:p>0.0118125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otholca acuminata</text:p>
          </table:table-cell>
          <table:table-cell office:value-type="float" office:value="0.25" calcext:value-type="float">
            <text:p>0.25</text:p>
          </table:table-cell>
          <table:table-cell table:formula="of:=3.5*([.C109]^3)" office:value-type="float" office:value="0.0546875" calcext:value-type="float">
            <text:p>0.054687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otholca michiganensis</text:p>
          </table:table-cell>
          <table:table-cell office:value-type="float" office:value="0.2" calcext:value-type="float">
            <text:p>0.2</text:p>
          </table:table-cell>
          <table:table-cell table:formula="of:=3.5*([.C110]^3)" office:value-type="float" office:value="0.028" calcext:value-type="float">
            <text:p>0.028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otholca squamula</text:p>
          </table:table-cell>
          <table:table-cell office:value-type="float" office:value="0.13" calcext:value-type="float">
            <text:p>0.13</text:p>
          </table:table-cell>
          <table:table-cell table:formula="of:=3.5*([.C111]^3)" office:value-type="float" office:value="0.0076895" calcext:value-type="float">
            <text:p>0.007689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Notommata spp.</text:p>
          </table:table-cell>
          <table:table-cell office:value-type="float" office:value="0.12" calcext:value-type="float">
            <text:p>0.12</text:p>
          </table:table-cell>
          <table:table-cell table:formula="of:=15*([.C112]^3)" office:value-type="float" office:value="0.02592" calcext:value-type="float">
            <text:p>0.0259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loesoma spp.</text:p>
          </table:table-cell>
          <table:table-cell office:value-type="float" office:value="0.11" calcext:value-type="float">
            <text:p>0.11</text:p>
          </table:table-cell>
          <table:table-cell table:formula="of:=23*([.C113]^3)" office:value-type="float" office:value="0.030613" calcext:value-type="float">
            <text:p>0.030613</text:p>
          </table:table-cell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loesoma lenticulare</text:p>
          </table:table-cell>
          <table:table-cell office:value-type="float" office:value="0.22" calcext:value-type="float">
            <text:p>0.22</text:p>
          </table:table-cell>
          <table:table-cell table:formula="of:=23*([.C114]^3)" office:value-type="float" office:value="0.244904" calcext:value-type="float">
            <text:p>0.244904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</text:p>
          </table:table-cell>
          <table:table-cell office:value-type="float" office:value="0.1" calcext:value-type="float">
            <text:p>0.1</text:p>
          </table:table-cell>
          <table:table-cell table:formula="of:=28*([.C115]^3)" office:value-type="float" office:value="0.028" calcext:value-type="float">
            <text:p>0.028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 dolichoptera</text:p>
          </table:table-cell>
          <table:table-cell office:value-type="float" office:value="0.09" calcext:value-type="float">
            <text:p>0.09</text:p>
          </table:table-cell>
          <table:table-cell table:formula="of:=28*([.C116]^3)" office:value-type="float" office:value="0.020412" calcext:value-type="float">
            <text:p>0.02041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 euryptera</text:p>
          </table:table-cell>
          <table:table-cell office:value-type="float" office:value="0.18" calcext:value-type="float">
            <text:p>0.18</text:p>
          </table:table-cell>
          <table:table-cell table:formula="of:=28*([.C117]^3)" office:value-type="float" office:value="0.163296" calcext:value-type="float">
            <text:p>0.163296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 major</text:p>
          </table:table-cell>
          <table:table-cell office:value-type="float" office:value="0.13" calcext:value-type="float">
            <text:p>0.13</text:p>
          </table:table-cell>
          <table:table-cell table:formula="of:=28*([.C118]^3)" office:value-type="float" office:value="0.061516" calcext:value-type="float">
            <text:p>0.061516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 remata</text:p>
          </table:table-cell>
          <table:table-cell office:value-type="float" office:value="0.08" calcext:value-type="float">
            <text:p>0.08</text:p>
          </table:table-cell>
          <table:table-cell table:formula="of:=28*([.C119]^3)" office:value-type="float" office:value="0.014336" calcext:value-type="float">
            <text:p>0.014336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lyarthra vulgaris</text:p>
          </table:table-cell>
          <table:table-cell office:value-type="float" office:value="0.1" calcext:value-type="float">
            <text:p>0.1</text:p>
          </table:table-cell>
          <table:table-cell table:formula="of:=28*([.C120]^3)" office:value-type="float" office:value="0.028" calcext:value-type="float">
            <text:p>0.028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Pompholyx</text:p>
          </table:table-cell>
          <table:table-cell office:value-type="float" office:value="0.11" calcext:value-type="float">
            <text:p>0.11</text:p>
          </table:table-cell>
          <table:table-cell table:formula="of:=15*([.C121]^3)" office:value-type="float" office:value="0.019965" calcext:value-type="float">
            <text:p>0.01996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Synchaeta spp.</text:p>
          </table:table-cell>
          <table:table-cell office:value-type="float" office:value="0.18" calcext:value-type="float">
            <text:p>0.18</text:p>
          </table:table-cell>
          <table:table-cell table:formula="of:=10*([.C122]^3)" office:value-type="float" office:value="0.05832" calcext:value-type="float">
            <text:p>0.0583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Synchaeta - contracted</text:p>
          </table:table-cell>
          <table:table-cell office:value-type="float" office:value="0.18" calcext:value-type="float">
            <text:p>0.18</text:p>
          </table:table-cell>
          <table:table-cell table:formula="of:=10*([.C123]^3)" office:value-type="float" office:value="0.05832" calcext:value-type="float">
            <text:p>0.0583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ow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spp.</text:p>
          </table:table-cell>
          <table:table-cell office:value-type="float" office:value="0.15" calcext:value-type="float">
            <text:p>0.15</text:p>
          </table:table-cell>
          <table:table-cell table:formula="of:=52*[.C124]*((0.25*[.C124])^2)" office:value-type="float" office:value="0.01096875" calcext:value-type="float">
            <text:p>0.01096875</text:p>
          </table:table-cell>
          <table:table-cell office:value-type="string" calcext:value-type="string">
            <text:p>assigned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<text:s/>porcellus</text:p>
          </table:table-cell>
          <table:table-cell office:value-type="float" office:value="0.15" calcext:value-type="float">
            <text:p>0.15</text:p>
          </table:table-cell>
          <table:table-cell table:formula="of:=52*[.C125]*((0.25*[.C125])^2)" office:value-type="float" office:value="0.01096875" calcext:value-type="float">
            <text:p>0.01096875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cylindrica</text:p>
          </table:table-cell>
          <table:table-cell office:value-type="float" office:value="0.28" calcext:value-type="float">
            <text:p>0.28</text:p>
          </table:table-cell>
          <table:table-cell table:formula="of:=52*[.C126]*((0.25*[.C126])^2)" office:value-type="float" office:value="0.071344" calcext:value-type="float">
            <text:p>0.071344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birostris</text:p>
          </table:table-cell>
          <table:table-cell office:value-type="float" office:value="0.09" calcext:value-type="float">
            <text:p>0.09</text:p>
          </table:table-cell>
          <table:table-cell table:formula="of:=52*[.C127]*((0.33*[.C127])^2)" office:value-type="float" office:value="0.0041281812" calcext:value-type="float">
            <text:p>0.0041281812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33" calcext:value-type="float">
            <text:p>0.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longiseta</text:p>
          </table:table-cell>
          <table:table-cell office:value-type="float" office:value="0.2" calcext:value-type="float">
            <text:p>0.2</text:p>
          </table:table-cell>
          <table:table-cell table:formula="of:=52*[.C128]*((0.25*[.C128])^2)" office:value-type="float" office:value="0.026" calcext:value-type="float">
            <text:p>0.026</text:p>
          </table:table-cell>
          <table:table-cell office:value-type="string" calcext:value-type="string">
            <text:p>Stemberge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multicrinis</text:p>
          </table:table-cell>
          <table:table-cell office:value-type="float" office:value="0.19" calcext:value-type="float">
            <text:p>0.19</text:p>
          </table:table-cell>
          <table:table-cell table:formula="of:=52*[.C129]*((0.25*[.C129])^2)" office:value-type="float" office:value="0.02229175" calcext:value-type="float">
            <text:p>0.02229175</text:p>
          </table:table-cell>
          <table:table-cell office:value-type="string" calcext:value-type="string">
            <text:p>LR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rousseleti</text:p>
          </table:table-cell>
          <table:table-cell office:value-type="float" office:value="0.09" calcext:value-type="float">
            <text:p>0.09</text:p>
          </table:table-cell>
          <table:table-cell table:formula="of:=52*[.C130]*((0.25*[.C130])^2)" office:value-type="float" office:value="0.00236925" calcext:value-type="float">
            <text:p>0.00236925</text:p>
          </table:table-cell>
          <table:table-cell office:value-type="string" calcext:value-type="string">
            <text:p>LR for T. birostr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similas</text:p>
          </table:table-cell>
          <table:table-cell office:value-type="float" office:value="0.09" calcext:value-type="float">
            <text:p>0.09</text:p>
          </table:table-cell>
          <table:table-cell table:formula="of:=52*[.C131]*((0.25*[.C131])^2)" office:value-type="float" office:value="0.00236925" calcext:value-type="float">
            <text:p>0.00236925</text:p>
          </table:table-cell>
          <table:table-cell office:value-type="string" calcext:value-type="string">
            <text:p>LR for T. birostri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ichocerca sp. 2</text:p>
          </table:table-cell>
          <table:table-cell office:value-type="float" office:value="0.28" calcext:value-type="float">
            <text:p>0.28</text:p>
          </table:table-cell>
          <table:table-cell table:formula="of:=52*[.C132]*((0.25*[.C132])^2)" office:value-type="float" office:value="0.071344" calcext:value-type="float">
            <text:p>0.071344</text:p>
          </table:table-cell>
          <table:table-cell office:value-type="string" calcext:value-type="string">
            <text:p>LR for T. cylindri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mplex</text:p>
          </table:table-cell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TIFERA</text:p>
          </table:table-cell>
          <table:table-cell office:value-type="string" calcext:value-type="string">
            <text:p>Trochosphaera solstitialis</text:p>
          </table:table-cell>
          <table:table-cell table:number-columns-repeated="9" office:value-type="string" calcext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1T13:02:57.950579584</dc:date>
    <dc:creator>Cal Buelo</dc:creator>
    <meta:editing-duration>PT6M39S</meta:editing-duration>
    <meta:editing-cycles>1</meta:editing-cycles>
    <meta:generator>LibreOffice/6.2.8.2$Linux_X86_64 LibreOffice_project/20$Build-2</meta:generator>
    <meta:document-statistic meta:table-count="1" meta:cell-count="1463" meta:object-count="0"/>
  </office:meta>
</office:document-meta>
</file>